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Table_20_Contents">
      <style:text-properties officeooo:rsid="00149bd0" officeooo:paragraph-rsid="00149bd0"/>
    </style:style>
    <style:style style:name="P3" style:family="paragraph" style:parent-style-name="Table_20_Contents">
      <style:text-properties officeooo:rsid="0014b16f" officeooo:paragraph-rsid="0014b16f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D2</text:p>
          </table:table-cell>
          <table:table-cell table:style-name="Table1.B1" office:value-type="string">
            <text:p text:style-name="P3">S2</text:p>
          </table:table-cell>
        </table:table-row>
        <table:table-row>
          <table:table-cell table:style-name="Table1.A2" office:value-type="string">
            <text:p text:style-name="P1"><text:span text:style-name="T1">**************<text:tab/>Cost <text:s/>**************</text:span></text:p>
            <text:p text:style-name="P1"><text:span text:style-name="T1">EXPENSIVE : 1</text:span></text:p>
            <text:p text:style-name="P1"><text:span text:style-name="T1">CHEAP : -1</text:span></text:p>
            <text:p text:style-name="P1"><text:span text:style-name="T1">**************<text:tab/>Cuisine <text:s/>**************</text:span></text:p>
            <text:p text:style-name="P1"><text:span text:style-name="T1">FRENCH : 4</text:span></text:p>
            <text:p text:style-name="P1"><text:span text:style-name="T1">CHINESE : -2</text:span></text:p>
            <text:p text:style-name="P1"><text:span text:style-name="T1">ITALIAN : 0</text:span></text:p>
            <text:p text:style-name="P1"><text:span text:style-name="T1">TURKISH : 1</text:span></text:p>
            <text:p text:style-name="P1"><text:span text:style-name="T1">JAPANESE : -3</text:span></text:p>
            <text:p text:style-name="P1"><text:span text:style-name="T1">**************<text:tab/>Ambiance <text:s/>**************</text:span></text:p>
            <text:p text:style-name="P1"><text:span text:style-name="T1">NOISY : -1</text:span></text:p>
            <text:p text:style-name="P1"><text:span text:style-name="T1">CALM : 1</text:span></text:p>
            <text:p text:style-name="P1"><text:span text:style-name="T1"><text:s/>===============<text:tab/>Options<text:tab/><text:tab/>======================= </text:span></text:p>
            <text:p text:style-name="P1"><text:span text:style-name="T1">LE_PARISIEN : 3</text:span></text:p>
            <text:p text:style-name="P1"><text:span text:style-name="T1">LE_GRAMOPHONE : -1</text:span></text:p>
            <text:p text:style-name="P1"><text:span text:style-name="T1">VICTOR : 1</text:span></text:p>
            <text:p text:style-name="P1"><text:span text:style-name="T1">BEAUREPAIRE : -3</text:span></text:p>
            <text:p text:style-name="P1"><text:span text:style-name="T1">MAGOROKO : -1</text:span></text:p>
            <text:p text:style-name="P1"><text:span text:style-name="T1">TOKYO : 3</text:span></text:p>
            <text:p text:style-name="P1"><text:span text:style-name="T1">SAMURA : -3</text:span></text:p>
            <text:p text:style-name="P1"><text:span text:style-name="T1">MIZUSHI : 1</text:span></text:p>
            <text:p text:style-name="P1"><text:span text:style-name="T1">DRAGON : -3</text:span></text:p>
            <text:p text:style-name="P1"><text:span text:style-name="T1">YING : -1</text:span></text:p>
            <text:p text:style-name="P1"><text:span text:style-name="T1">YONG : 3</text:span></text:p>
            <text:p text:style-name="P1"><text:span text:style-name="T1">JILIYA : 1</text:span></text:p>
            <text:p text:style-name="P1"><text:span text:style-name="T1">PAPELLI : -3</text:span></text:p>
            <text:p text:style-name="P1"><text:span text:style-name="T1">SALENTO : -1</text:span></text:p>
            <text:p text:style-name="P1"><text:span text:style-name="T1">AL_BACIO : 3</text:span></text:p>
            <text:p text:style-name="P1"><text:span text:style-name="T1">CIASA_MIA : 1</text:span></text:p>
            <text:p text:style-name="P1"><text:span text:style-name="T1">CAPPADOCE : -3</text:span></text:p>
            <text:p text:style-name="P1"><text:span text:style-name="T1">SIZIN : 3</text:span></text:p>
            <text:p text:style-name="P1"><text:span text:style-name="T1">BARAK : 1</text:span></text:p>
            <text:p text:style-name="P1"><text:span text:style-name="T1">LEJANISSAIRE : -1</text:span></text:p>
            <text:p text:style-name="P1"><text:span text:style-name="T1"/></text:p>
          </table:table-cell>
          <table:table-cell table:style-name="Table1.B2" office:value-type="string">
            <text:p text:style-name="P1"><text:span text:style-name="T1">**************<text:tab/>Cost <text:s/>**************</text:span></text:p>
            <text:p text:style-name="P1"><text:span text:style-name="T1">EXPENSIVE : -1</text:span></text:p>
            <text:p text:style-name="P1"><text:span text:style-name="T1">CHEAP : 1</text:span></text:p>
            <text:p text:style-name="P1"><text:span text:style-name="T1">**************<text:tab/>Cuisine <text:s/>**************</text:span></text:p>
            <text:p text:style-name="P1"><text:span text:style-name="T1">FRENCH : -1</text:span></text:p>
            <text:p text:style-name="P1"><text:span text:style-name="T1">CHINESE : 2</text:span></text:p>
            <text:p text:style-name="P1"><text:span text:style-name="T1">ITALIAN : 0</text:span></text:p>
            <text:p text:style-name="P1"><text:span text:style-name="T1">TURKISH : -4</text:span></text:p>
            <text:p text:style-name="P1"><text:span text:style-name="T1">JAPANESE : 3</text:span></text:p>
            <text:p text:style-name="P1"><text:span text:style-name="T1">**************<text:tab/>Ambiance <text:s/>**************</text:span></text:p>
            <text:p text:style-name="P1"><text:span text:style-name="T1">NOISY : -1</text:span></text:p>
            <text:p text:style-name="P1"><text:span text:style-name="T1">CALM : 1</text:span></text:p>
            <text:p text:style-name="P1"><text:span text:style-name="T1"><text:s/>===============<text:tab/>Options<text:tab/><text:tab/>======================= </text:span></text:p>
            <text:p text:style-name="P1"><text:span text:style-name="T1">LE_PARISIEN : 1</text:span></text:p>
            <text:p text:style-name="P1"><text:span text:style-name="T1">LE_GRAMOPHONE : -3</text:span></text:p>
            <text:p text:style-name="P1"><text:span text:style-name="T1">VICTOR : 3</text:span></text:p>
            <text:p text:style-name="P1"><text:span text:style-name="T1">BEAUREPAIRE : -1</text:span></text:p>
            <text:p text:style-name="P1"><text:span text:style-name="T1">MAGOROKO : -3</text:span></text:p>
            <text:p text:style-name="P1"><text:span text:style-name="T1">TOKYO : 1</text:span></text:p>
            <text:p text:style-name="P1"><text:span text:style-name="T1">SAMURA : -1</text:span></text:p>
            <text:p text:style-name="P1"><text:span text:style-name="T1">MIZUSHI : 3</text:span></text:p>
            <text:p text:style-name="P1"><text:span text:style-name="T1">DRAGON : -1</text:span></text:p>
            <text:p text:style-name="P1"><text:span text:style-name="T1">YING : -3</text:span></text:p>
            <text:p text:style-name="P1"><text:span text:style-name="T1">YONG : 1</text:span></text:p>
            <text:p text:style-name="P1"><text:span text:style-name="T1">JILIYA : 3</text:span></text:p>
            <text:p text:style-name="P1"><text:span text:style-name="T1">PAPELLI : -1</text:span></text:p>
            <text:p text:style-name="P1"><text:span text:style-name="T1">SALENTO : -3</text:span></text:p>
            <text:p text:style-name="P1"><text:span text:style-name="T1">AL_BACIO : 1</text:span></text:p>
            <text:p text:style-name="P1"><text:span text:style-name="T1">CIASA_MIA : 3</text:span></text:p>
            <text:p text:style-name="P1"><text:span text:style-name="T1">CAPPADOCE : -1</text:span></text:p>
            <text:p text:style-name="P1"><text:span text:style-name="T1">SIZIN : 1</text:span></text:p>
            <text:p text:style-name="P1"><text:span text:style-name="T1">BARAK : 3</text:span></text:p>
            <text:p text:style-name="P1"><text:span text:style-name="T1">LEJANISSAIRE : -3</text:span></text:p>
            <text:p text:style-name="Standard"><text:span text:style-name="T1"/>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**************<text:tab/>Cost <text:s/>**************</text:span></text:p>
      <text:p text:style-name="P1"><text:span text:style-name="T1">EXPENSIVE : -1</text:span></text:p>
      <text:p text:style-name="P1"><text:span text:style-name="T1">CHEAP : 1</text:span></text:p>
      <text:p text:style-name="P1"><text:span text:style-name="T1">**************<text:tab/>Cuisine <text:s/>**************</text:span></text:p>
      <text:p text:style-name="P1"><text:span text:style-name="T1">FRENCH : 0</text:span></text:p>
      <text:p text:style-name="P1"><text:span text:style-name="T1">CHINESE : 4</text:span></text:p>
      <text:p text:style-name="P1"><text:span text:style-name="T1">ITALIAN : -3</text:span></text:p>
      <text:p text:style-name="P1"><text:span text:style-name="T1">TURKISH : -2</text:span></text:p>
      <text:p text:style-name="P1"><text:span text:style-name="T1">JAPANESE : 1</text:span></text:p>
      <text:p text:style-name="P1"><text:span text:style-name="T1">**************<text:tab/>Ambiance <text:s/>**************</text:span></text:p>
      <text:p text:style-name="P1"><text:span text:style-name="T1">NOISY : -1</text:span></text:p>
      <text:p text:style-name="P1"><text:span text:style-name="T1">CALM : 1</text:span></text:p>
      <text:p text:style-name="P1"><text:span text:style-name="T1"><text:s/>===============<text:tab/>Options<text:tab/><text:tab/>======================= </text:span></text:p>
      <text:p text:style-name="P1"><text:span text:style-name="T1">LE_PARISIEN : -1</text:span></text:p>
      <text:p text:style-name="P1"><text:span text:style-name="T1">LE_GRAMOPHONE : -1</text:span></text:p>
      <text:p text:style-name="P1"><text:span text:style-name="T1">VICTOR : 1</text:span></text:p>
      <text:p text:style-name="P1"><text:span text:style-name="T1">BEAUREPAIRE : 1</text:span></text:p>
      <text:p text:style-name="P1"><text:span text:style-name="T1">MAGOROKO : 1</text:span></text:p>
      <text:p text:style-name="P1"><text:span text:style-name="T1">TOKYO : 1</text:span></text:p>
      <text:p text:style-name="P1"><text:span text:style-name="T1">SAMURA : 3</text:span></text:p>
      <text:p text:style-name="P1"><text:span text:style-name="T1">MIZUSHI : 3</text:span></text:p>
      <text:p text:style-name="P1"><text:span text:style-name="T1">DRAGON : 9</text:span></text:p>
      <text:p text:style-name="P1"><text:span text:style-name="T1">YING : 7</text:span></text:p>
      <text:p text:style-name="P1"><text:span text:style-name="T1">YONG : 7</text:span></text:p>
      <text:p text:style-name="P1"><text:span text:style-name="T1">JILIYA : 9</text:span></text:p>
      <text:p text:style-name="P1"><text:span text:style-name="T1">PAPELLI : -5</text:span></text:p>
      <text:p text:style-name="P1"><text:span text:style-name="T1">SALENTO : -7</text:span></text:p>
      <text:p text:style-name="P1"><text:span text:style-name="T1">AL_BACIO : -7</text:span></text:p>
      <text:p text:style-name="P1"><text:span text:style-name="T1">CIASA_MIA : -5</text:span></text:p>
      <text:p text:style-name="P1"><text:span text:style-name="T1">CAPPADOCE : -3</text:span></text:p>
      <text:p text:style-name="P1"><text:span text:style-name="T1">SIZIN : -5</text:span></text:p>
      <text:p text:style-name="P1"><text:span text:style-name="T1">BARAK : -3</text:span></text:p>
      <text:p text:style-name="P1"><text:span text:style-name="T1">LEJANISSAIRE : -5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59:40.715846156</meta:creation-date>
    <dc:date>2016-07-04T16:16:51.642472383</dc:date>
    <meta:editing-duration>PT15M55S</meta:editing-duration>
    <meta:editing-cycles>4</meta:editing-cycles>
    <meta:generator>LibreOffice/4.2.8.2$Linux_X86_64 LibreOffice_project/420m0$Build-2</meta:generator>
    <meta:print-date>2016-07-04T16:03:58.254118532</meta:print-date>
    <meta:document-statistic meta:table-count="1" meta:image-count="0" meta:object-count="0" meta:page-count="2" meta:paragraph-count="101" meta:word-count="299" meta:character-count="1501" meta:non-whitespace-character-count="1285"/>
  </office:meta>
</office:document-meta>
</file>